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9.752cm" fo:min-width="32.83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783cm" fo:min-width="8.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783cm" fo:min-width="5.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567cm" fo:min-width="3.7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5.783cm" fo:min-width="3.76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783cm" fo:min-width="3.745cm"/>
      <style:paragraph-properties style:writing-mode="lr-tb"/>
    </style:style>
    <style:style style:name="gr7" style:family="graphic" style:parent-style-name="standard">
      <style:graphic-properties draw:fill-color="#3faf46" draw:textarea-horizontal-align="justify" draw:textarea-vertical-align="middle" draw:auto-grow-height="false" fo:min-height="0.424cm" fo:min-width="0.175cm"/>
    </style:style>
    <style:style style:name="gr8" style:family="graphic" style:parent-style-name="standard">
      <style:graphic-properties draw:fill-color="#ff5429" draw:textarea-horizontal-align="justify" draw:textarea-vertical-align="middle" draw:auto-grow-height="false" fo:min-height="0.702cm" fo:min-width="0.453cm"/>
    </style:style>
    <style:style style:name="gr9" style:family="graphic" style:parent-style-name="standard">
      <style:graphic-properties draw:fill-color="#ffd428" draw:textarea-horizontal-align="justify" draw:textarea-vertical-align="middle" draw:auto-grow-height="false" fo:min-height="0.226cm" fo:min-width="0cm"/>
      <style:paragraph-properties style:writing-mode="lr-tb"/>
    </style:style>
    <style:style style:name="gr10" style:family="graphic" style:parent-style-name="standard">
      <style:graphic-properties draw:fill-color="#ffd428" draw:textarea-horizontal-align="justify" draw:textarea-vertical-align="middle" draw:auto-grow-height="false" fo:min-height="0.226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3faf46"/>
      <style:paragraph-properties fo:text-align="center"/>
    </style:style>
    <style:style style:name="P5" style:family="paragraph">
      <loext:graphic-properties draw:fill-color="#ff5429"/>
      <style:paragraph-properties fo:text-align="center"/>
    </style:style>
    <style:style style:name="P6" style:family="paragraph">
      <loext:graphic-properties draw:fill-color="#ffd428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env" draw:style-name="gr1" draw:text-style-name="P2" draw:layer="layout" svg:width="33.337cm" svg:height="20.002cm" svg:x="3.857cm" svg:y="4.175cm">
          <text:p text:style-name="P1"><text:span text:style-name="T1">env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89cm" svg:height="6.033cm" svg:x="5.515cm" svg:y="15.287cm">
          <text:p text:style-name="P3">seq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1cm" svg:height="6.033cm" svg:x="21.32cm" svg:y="6.397cm">
          <text:p text:style-name="P3">scoreboard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6.032cm" svg:height="5.397cm" svg:x="29.158cm" svg:y="6.715cm">
          <text:p text:style-name="P3">cove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263cm" svg:height="6.033cm" svg:x="21.002cm" svg:y="15.287cm">
          <text:p text:style-name="P3">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245cm" svg:height="6.033cm" svg:x="30.08cm" svg:y="15.287cm">
          <text:p text:style-name="P3">monitor</text:p>
          <draw:enhanced-geometry svg:viewBox="0 0 21600 21600" draw:type="rectangle" draw:enhanced-path="M 0 0 L 21600 0 21600 21600 0 21600 0 0 Z N"/>
        </draw:custom-shape>
        <draw:custom-shape draw:style-name="gr7" draw:text-style-name="P4" xml:id="id1" draw:id="id1" draw:layer="layout" svg:width="0.953cm" svg:height="0.952cm" svg:x="22.489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953cm" svg:height="0.952cm" svg:x="20.049cm" svg:y="17.8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953cm" svg:height="0.952cm" svg:x="14.335cm" svg:y="1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0.953cm" svg:height="0.952cm" svg:x="24.963cm" svg:y="1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2" draw:id="id2" draw:layer="layout" svg:width="0.952cm" svg:height="0.952cm" svg:x="22.487cm" svg:y="14.381cm">
          <text:p text:style-name="P3">ap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6" xml:id="id4" draw:id="id4" draw:layer="layout" svg:width="0.952cm" svg:height="0.952cm" svg:x="31.691cm" svg:y="14.3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7" draw:layer="layout" svg:x1="15.287cm" svg:y1="18.362cm" svg:x2="20.05cm" svg:y2="18.362cm">
          <text:p/>
        </draw:line>
        <draw:connector draw:style-name="gr12" draw:text-style-name="P3" draw:layer="layout" draw:line-skew="-0.142cm" svg:x1="22.966cm" svg:y1="13.382cm" svg:x2="22.963cm" svg:y2="14.381cm" draw:start-shape="id1" draw:start-glue-point="8" draw:end-shape="id2" draw:end-glue-point="4" svg:d="M22966 13382v358h-3v641" svg:viewBox="0 0 4 1000">
          <text:p/>
        </draw:connector>
        <draw:connector draw:style-name="gr12" draw:text-style-name="P3" draw:layer="layout" svg:x1="25.44cm" svg:y1="13.349cm" svg:x2="31.691cm" svg:y2="14.812cm" draw:start-shape="id3" draw:start-glue-point="8" draw:end-shape="id4" draw:end-glue-point="5" svg:d="M25440 13349v1463h6251" svg:viewBox="0 0 6252 1464">
          <text:p/>
        </draw:connector>
        <draw:connector draw:style-name="gr12" draw:text-style-name="P3" draw:layer="layout" svg:x1="32.167cm" svg:y1="14.336cm" svg:x2="32.174cm" svg:y2="12.112cm" draw:start-shape="id4" draw:start-glue-point="4" draw:end-shape="id5" draw:end-glue-point="8" svg:d="M32167 14336v-1112h7v-1112" svg:viewBox="0 0 8 2225">
          <text:p/>
        </draw:connector>
        <draw:frame draw:style-name="gr13" draw:text-style-name="P8" draw:layer="layout" svg:width="2.858cm" svg:height="1.673cm" svg:x="14.452cm" svg:y="18.897cm">
          <draw:text-box>
            <text:p>export</text:p>
          </draw:text-box>
        </draw:frame>
        <draw:frame draw:style-name="gr13" draw:text-style-name="P8" draw:layer="layout" svg:width="2.858cm" svg:height="1.673cm" svg:x="19.152cm" svg:y="16.598cm">
          <draw:text-box>
            <text:p>port</text:p>
          </draw:text-box>
        </draw:frame>
        <draw:frame draw:style-name="gr13" draw:text-style-name="P8" draw:layer="layout" svg:width="2.858cm" svg:height="1.673cm" svg:x="20.152cm" svg:y="12.698cm">
          <draw:text-box>
            <text:p>result export</text:p>
          </draw:text-box>
        </draw:frame>
        <draw:frame draw:style-name="gr13" draw:text-style-name="P8" draw:layer="layout" svg:width="2.858cm" svg:height="1.673cm" svg:x="26.152cm" svg:y="12.699cm">
          <draw:text-box>
            <text:p>mult export</text:p>
          </draw:text-box>
        </draw:frame>
        <draw:frame draw:style-name="gr14" draw:text-style-name="P8" draw:layer="layout" svg:width="1.27cm" svg:height="0.962cm" svg:x="23.342cm" svg:y="14.335cm">
          <draw:text-box>
            <text:p>ap</text:p>
          </draw:text-box>
        </draw:frame>
        <draw:frame draw:style-name="gr14" draw:text-style-name="P8" draw:layer="layout" svg:width="1.27cm" svg:height="0.962cm" svg:x="32.542cm" svg:y="14.235cm">
          <draw:text-box>
            <text:p>a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2T18:44:40.527658098</meta:creation-date>
    <dc:date>2024-12-02T19:18:02.272836155</dc:date>
    <meta:editing-duration>PT9M41S</meta:editing-duration>
    <meta:editing-cycles>2</meta:editing-cycles>
    <meta:generator>LibreOffice/7.3.7.2$Linux_X86_64 LibreOffice_project/30$Build-2</meta:generator>
    <meta:document-statistic meta:object-count="22"/>
  </office:meta>
</office:document-meta>
</file>